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4ed4c3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46bf" officeooo:paragraph-rsid="005e46b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f071" officeooo:paragraph-rsid="00629237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ef071" officeooo:paragraph-rsid="005ef07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29237" officeooo:paragraph-rsid="0062923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e46bf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paragraph-rsid="005ef07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5e46b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631364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ef071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763656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5ef071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6700b0"/>
    </style:style>
    <style:style style:name="P17" style:family="paragraph" style:parent-style-name="Standard">
      <style:paragraph-properties fo:text-align="start" style:justify-single-word="false"/>
      <style:text-properties officeooo:paragraph-rsid="0077dd0a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normal" officeooo:rsid="00763656" officeooo:paragraph-rsid="00763656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weight="normal" officeooo:rsid="007be91d" officeooo:paragraph-rsid="006cf9fd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77dd0a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77dd0a" style:font-weight-asian="bold" style:font-weight-complex="bold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728d5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style="normal" fo:font-weight="bold" officeooo:rsid="005e46bf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style:font-name="DejaVu Sans Condensed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font-name="DejaVu Sans Condensed" fo:font-size="12pt" fo:font-style="normal" fo:font-weight="normal" officeooo:rsid="005e46b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DejaVu Sans Condensed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6b91b5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5eea0" style:font-weight-asian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5ef071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e46bf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normal" officeooo:rsid="00629237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style="normal" fo:font-weight="normal" officeooo:rsid="00631364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text-line-through-style="none" style:text-line-through-type="none" style:font-name="DejaVu Sans Condensed" fo:font-size="12pt" fo:font-style="normal" fo:font-weight="normal" officeooo:rsid="006a6890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text-line-through-style="none" style:text-line-through-type="none" style:font-name="DejaVu Sans Condensed" fo:font-size="12pt" fo:font-style="normal" fo:font-weight="normal" officeooo:rsid="007be91d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text-line-through-style="none" style:text-line-through-type="none" style:font-name="DejaVu Sans Condensed" fo:font-size="12pt" fo:font-style="normal" fo:font-weight="normal" officeooo:rsid="006700b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text-line-through-style="none" style:text-line-through-type="none" style:font-name="DejaVu Sans Condensed" fo:font-size="12pt" fo:font-style="normal" fo:font-weight="normal" officeooo:rsid="00715df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text-line-through-style="none" style:text-line-through-type="none" style:font-name="DejaVu Sans Condensed" fo:font-size="12pt" fo:font-style="normal" fo:font-weight="normal" officeooo:rsid="00742eb3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text-line-through-style="none" style:text-line-through-type="none" style:font-name="DejaVu Sans Condensed" fo:font-size="12pt" fo:font-style="normal" fo:font-weight="normal" officeooo:rsid="00763656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text-line-through-style="none" style:text-line-through-type="none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style="normal" fo:font-weight="bold" officeooo:rsid="00629237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style="normal" fo:font-weight="bold" officeooo:rsid="005ef071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style="normal" fo:font-weight="bold" officeooo:rsid="005e46bf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fo:font-weight="bold" officeooo:rsid="00335e4f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style="normal" fo:font-weight="bold" officeooo:rsid="004ed4c3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style="normal" fo:font-weight="bold" officeooo:rsid="00548803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style="normal" fo:font-weight="bold" officeooo:rsid="0068565a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6e7b19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normal" fo:font-weight="bold" officeooo:rsid="007be91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style="normal" fo:font-weight="bold" officeooo:rsid="007cd31e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style="normal" fo:font-weight="bold" officeooo:rsid="00742eb3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style="normal" fo:font-weight="bold" officeooo:rsid="00763656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text-line-through-style="none" style:text-line-through-type="none" style:font-name="DejaVu Sans Condensed" fo:font-size="12pt" fo:font-style="normal" style:font-size-asian="12pt" style:font-style-asian="normal" style:font-size-complex="12pt" style:font-style-complex="normal"/>
    </style:style>
    <style:style style:name="T38" style:family="text">
      <style:text-properties style:text-line-through-style="none" style:text-line-through-type="none" style:font-name="DejaVu Sans Condensed" fo:font-size="12pt" fo:font-style="normal" officeooo:rsid="005ef071" style:font-size-asian="12pt" style:font-style-asian="normal" style:font-size-complex="12pt" style:font-style-complex="normal"/>
    </style:style>
    <style:style style:name="T39" style:family="text">
      <style:text-properties style:text-line-through-style="none" style:text-line-through-type="none" style:font-name="DejaVu Sans Condensed" fo:font-size="12pt" fo:font-style="normal" officeooo:rsid="0079b47f" style:font-size-asian="12pt" style:font-style-asian="normal" style:font-size-complex="12pt" style:font-style-complex="normal"/>
    </style:style>
    <style:style style:name="T40" style:family="text">
      <style:text-properties officeooo:rsid="00629237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631364" style:font-weight-asian="bold" style:font-weight-complex="bold"/>
    </style:style>
    <style:style style:name="T43" style:family="text">
      <style:text-properties officeooo:rsid="00631364"/>
    </style:style>
    <style:style style:name="T44" style:family="text">
      <style:text-properties officeooo:rsid="0064e4f5"/>
    </style:style>
    <style:style style:name="T45" style:family="text">
      <style:text-properties officeooo:rsid="00661d04"/>
    </style:style>
    <style:style style:name="T46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0">1<text:span text:style-name="T46">xx</text:span> - Controls</text:p>
          </table:table-cell>
          <table:table-cell table:style-name="Table1.B1" office:value-type="string">
            <text:p text:style-name="P21">2xx - Ground</text:p>
          </table:table-cell>
          <table:table-cell table:style-name="Table1.A1" office:value-type="string">
            <text:p text:style-name="P21">3xx - Flight</text:p>
          </table:table-cell>
          <table:table-cell table:style-name="Table1.D1" office:value-type="string">
            <text:p text:style-name="P21">4xx - A2A</text:p>
          </table:table-cell>
          <table:table-cell table:style-name="Table1.D1" office:value-type="string">
            <text:p text:style-name="P21">5xx - A2G</text:p>
          </table:table-cell>
          <table:table-cell table:style-name="Table1.F1" office:value-type="string">
            <text:p text:style-name="P21">6xx - Misc</text:p>
          </table:table-cell>
        </table:table-row>
      </table:table>
      <text:p text:style-name="P17"><text:span text:style-name="T1">2</text:span><text:span text:style-name="T4">0</text:span><text:span text:style-name="T1">1</text:span><text:span text:style-name="T2"> -</text:span><text:span text:style-name="T5"> Ground -</text:span><text:span text:style-name="T2"> </text:span><text:span text:style-name="T3">Cold Start</text:span></text:p>
      <text:p text:style-name="P3"/>
      <text:p text:style-name="P4"><text:span text:style-name="T28">Cold Start Checklist</text:span><text:span text:style-name="T29"> -- </text:span><text:span text:style-name="T30">(default auto start sequence is about </text:span><text:span text:style-name="T31">2m00s</text:span><text:span text:style-name="T30">)</text:span></text:p>
      <text:list xml:id="list1259062757" text:style-name="L1">
        <text:list-item>
          <text:p text:style-name="P5"><text:span text:style-name="T41">BATTERY CB switch</text:span> ... <text:span text:style-name="T41">ON</text:span> (right console front, front left switch)</text:p>
        </text:list-item>
        <text:list-item>
          <text:p text:style-name="P9"><text:span text:style-name="T6">Parking Brake</text:span><text:span text:style-name="T8"> ... </text:span><text:span text:style-name="T6">On</text:span><text:span text:style-name="T8"> (all the way forward, lever </text:span><text:span text:style-name="T9">pushing up</text:span><text:span text:style-name="T8"> black PARKING flag)</text:span><text:span text:style-name="T10"> (left console forward</text:span><text:span text:style-name="T9"> inboard</text:span><text:span text:style-name="T10">)</text:span></text:p>
        </text:list-item>
        <text:list-item>
          <text:p text:style-name="P11"><text:span text:style-name="T25">ENGINE CB</text:span><text:span text:style-name="T27"> Switch</text:span><text:span text:style-name="T15"> ... </text:span><text:span text:style-name="T27">ON</text:span><text:span text:style-name="T15"> (</text:span><text:span text:style-name="T14">right console front, front row, 4th switch)</text:span></text:p>
        </text:list-item>
        <text:list-item>
          <text:p text:style-name="P12"><text:span text:style-name="T26">TURBO button</text:span><text:span text:style-name="T14"> ... </text:span><text:span text:style-name="T26">Press</text:span><text:span text:style-name="T14"> to start APU (</text:span><text:span text:style-name="T16">black</text:span><text:span text:style-name="T14"> guarded switch, left console forward)</text:span></text:p>
        </text:list-item>
        <text:list-item>
          <text:p text:style-name="P12"><text:span text:style-name="T17">Wait for </text:span><text:span text:style-name="T26">TURBINE STARTER</text:span><text:span text:style-name="T14"> light on caution panel</text:span><text:span text:style-name="T17"> (right caution lights)</text:span><text:span text:style-name="T14"> </text:span><text:span text:style-name="T17">to</text:span><text:span text:style-name="T14"> illuminate </text:span><text:span text:style-name="T16">steady, </text:span><text:span text:style-name="T14">indicating APU is running.</text:span><text:span text:style-name="T16"> <text:s/>Many other caution lights will be blinking, don't worry about those.</text:span></text:p>
        </text:list-item>
        <text:list-item>
          <text:p text:style-name="P6"><text:span text:style-name="T43">When </text:span><text:span text:style-name="T42">TURBINE STARTER</text:span><text:span text:style-name="T43"> light is on steady: </text:span><text:span text:style-name="T41">ENGINE button</text:span> ... <text:span text:style-name="T41">Press and hold for 3 seconds</text:span> to start engine<text:span text:style-name="T40"> (blue</text:span> guarded switch, left console forward)</text:p>
        </text:list-item>
        <text:list-item>
          <text:p text:style-name="P7"><text:span text:style-name="T43">As soon as you let go of the </text:span><text:span text:style-name="T42">ENGINE</text:span><text:span text:style-name="T43"> start button: </text:span><text:span text:style-name="T41">Throttle</text:span> ... <text:span text:style-name="T41">IDLE</text:span> (<text:span text:style-name="T41">Bottom Thumb Button press</text:span>)</text:p>
        </text:list-item>
      </text:list>
      <text:list text:style-name="L2">
        <text:list-item>
          <text:list>
            <text:list-item>
              <text:p text:style-name="P15"><text:span text:style-name="T14">Engine should stabilize at: N1 56%</text:span><text:span text:style-name="T17"> (yellow line on RPM gauge)</text:span><text:span text:style-name="T14">, N2 30%. <text:s/>APU will shut down automatically and TURBINE STARTER</text:span><text:span text:style-name="T16"> caution</text:span><text:span text:style-name="T14"> light will go out.</text:span></text:p>
            </text:list-item>
          </text:list>
        </text:list-item>
      </text:list>
      <text:list xml:id="list143859640997874" text:continue-list="list1259062757" text:style-name="L1">
        <text:list-item>
          <text:p text:style-name="P7"><text:span text:style-name="T41">Canopy</text:span> ... <text:span text:style-name="T41">Close and lock</text:span> (<text:span text:style-name="T41">T7 switch down</text:span> and <text:span text:style-name="T41">shift-T7 switch down</text:span>)</text:p>
        </text:list-item>
        <text:list-item>
          <text:p text:style-name="P13"><text:span text:style-name="T26">Cockpit pressurization handle</text:span><text:span text:style-name="T14"> ... </text:span><text:span text:style-name="T26">Forward</text:span><text:span text:style-name="T14"> (</text:span><text:span text:style-name="T16">wooden-knob</text:span><text:span text:style-name="T14"> lever on right console forward inboard)</text:span></text:p>
        </text:list-item>
        <text:list-item>
          <text:p text:style-name="P14"><text:span text:style-name="T25">A</text:span><text:span text:style-name="T26">ll remaining CB switches</text:span><text:span text:style-name="T14"> </text:span><text:span text:style-name="T16">... </text:span><text:span text:style-name="T25">O</text:span><text:span text:style-name="T36">N</text:span><text:span text:style-name="T16"> </text:span><text:span text:style-name="T35">except</text:span><text:span text:style-name="T23">:</text:span></text:p>
          <text:list>
            <text:list-item>
              <text:p text:style-name="P14"><text:span text:style-name="T35">DROP TANKS</text:span><text:span text:style-name="T22"> (unless carrying drop tanks)</text:span></text:p>
            </text:list-item>
            <text:list-item>
              <text:p text:style-name="P18"><text:span text:style-name="T35">E</text:span><text:span text:style-name="T24">MERG. RSBN</text:span><text:span text:style-name="T37"> </text:span></text:p>
            </text:list-item>
            <text:list-item>
              <text:p text:style-name="P18"><text:span text:style-name="T24">CONNECTION IFF</text:span><text:span text:style-name="T37"> </text:span></text:p>
            </text:list-item>
          </text:list>
        </text:list-item>
      </text:list>
      <text:list text:style-name="L3">
        <text:list-item>
          <text:list>
            <text:list-item>
              <text:p text:style-name="P8">All flashing caution lights should go out on their own.<text:span text:style-name="T44"> <text:s/>AIR CONDIT OFF takes 30 secs</text:span><text:span text:style-name="T45">.</text:span></text:p>
            </text:list-item>
            <text:list-item>
              <text:p text:style-name="P16"><text:span text:style-name="T18">R</text:span><text:span text:style-name="T19">eset </text:span><text:span text:style-name="T32">Radar</text:span><text:span text:style-name="T33"> Altimeter warning </text:span><text:span text:style-name="T34">tone</text:span><text:span text:style-name="T20"> </text:span><text:span text:style-name="T19">by running altitude bug down to zero, then back up</text:span><text:span text:style-name="T21">.</text:span></text:p>
            </text:list-item>
          </text:list>
        </text:list-item>
      </text:list>
      <text:list xml:id="list143859805831523" text:continue-list="list143859640997874" text:style-name="L1">
        <text:list-item>
          <text:p text:style-name="P19"><text:span text:style-name="T39">E</text:span><text:span text:style-name="T38">ngine </text:span><text:span text:style-name="T26">ANTI-ICING switch</text:span><text:span text:style-name="T38"> ... </text:span><text:span text:style-name="T26">AUTOMATIC</text:span><text:span text:style-name="T38"> (turns on when icing is detected) (right console middle)</text:span></text:p>
        </text:list-item>
        <text:list-item>
          <text:p text:style-name="P10"><text:span text:style-name="T7">Parking Brake</text:span><text:span text:style-name="T10"> ... </text:span><text:span text:style-name="T7">Disengage</text:span><text:span text:style-name="T8"> (</text:span><text:span text:style-name="T11">forward, just touching but NOT depressing black parking flag</text:span><text:span text:style-name="T8">)</text:span><text:span text:style-name="T10"> (left console forward)</text:span></text:p>
        </text:list-item>
      </text:list>
      <text:p text:style-name="P1"/>
      <text:p text:style-name="P2"><text:span text:style-name="T12">Proceed with rest of preflight checklist </text:span><text:span text:style-name="T13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8:57.559000000</dc:date>
    <meta:editing-duration>PT18H42M20S</meta:editing-duration>
    <meta:editing-cycles>8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7" meta:word-count="316" meta:character-count="1801" meta:non-whitespace-character-count="1525"/>
  </office:meta>
</office:document-meta>
</file>